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d531a" officeooo:paragraph-rsid="001d531a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29b5a0" officeooo:paragraph-rsid="0019eb2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d4673" officeooo:paragraph-rsid="00350284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DejaVu Sans Condensed1" officeooo:paragraph-rsid="00350284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DejaVu Sans Condensed1" officeooo:paragraph-rsid="0037169c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1" officeooo:rsid="0041c6db" officeooo:paragraph-rsid="0041c6db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1" officeooo:rsid="006a1c9c" officeooo:paragraph-rsid="006a1c9c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1" officeooo:rsid="006a1c9c" officeooo:paragraph-rsid="00708551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1" officeooo:rsid="0054a2d0" officeooo:paragraph-rsid="0054a2d0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1" officeooo:rsid="00708551" officeooo:paragraph-rsid="00708551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37169c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6d24f0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6a1c9c"/>
    </style:style>
    <style:style style:name="P14" style:family="paragraph" style:parent-style-name="Standard">
      <style:paragraph-properties fo:text-align="start" style:justify-single-word="false"/>
      <style:text-properties officeooo:paragraph-rsid="00733dcf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7169c" officeooo:paragraph-rsid="0037169c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8690a" officeooo:paragraph-rsid="0038690a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8690a" officeooo:paragraph-rsid="00701d16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a1c9c" officeooo:paragraph-rsid="006a1c9c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d24f0" officeooo:paragraph-rsid="006d24f0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08551" officeooo:paragraph-rsid="00708551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6d24f0" officeooo:paragraph-rsid="006d24f0"/>
    </style:style>
    <style:style style:name="P22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733dcf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733dc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1c6db" style:font-weight-asian="bold" style:font-weight-complex="bold"/>
    </style:style>
    <style:style style:name="T3" style:family="text">
      <style:text-properties fo:font-weight="bold" officeooo:rsid="004f91b9" style:font-weight-asian="bold" style:font-weight-complex="bold"/>
    </style:style>
    <style:style style:name="T4" style:family="text">
      <style:text-properties fo:font-weight="bold" officeooo:rsid="0054a2d0" style:font-weight-asian="bold" style:font-weight-complex="bold"/>
    </style:style>
    <style:style style:name="T5" style:family="text">
      <style:text-properties fo:font-weight="bold" officeooo:rsid="006d24f0" style:font-weight-asian="bold" style:font-weight-complex="bold"/>
    </style:style>
    <style:style style:name="T6" style:family="text">
      <style:text-properties fo:font-weight="bold" officeooo:rsid="006f8a9b" style:font-weight-asian="bold" style:font-weight-complex="bold"/>
    </style:style>
    <style:style style:name="T7" style:family="text">
      <style:text-properties fo:font-weight="bold" officeooo:rsid="00701ab9" style:font-weight-asian="bold" style:font-weight-complex="bold"/>
    </style:style>
    <style:style style:name="T8" style:family="text">
      <style:text-properties style:text-line-through-style="none" style:text-line-through-type="none" fo:font-size="12pt" fo:font-weight="bold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fo:font-size="12pt" fo:font-weight="bold" officeooo:rsid="0037169c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fo:font-size="12pt" fo:font-weight="bold" officeooo:rsid="0038690a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fo:font-size="12pt" fo:font-weight="bold" officeooo:rsid="0041c6db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fo:font-size="12pt" fo:font-weight="bold" officeooo:rsid="00350284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fo:font-size="12pt" fo:font-weight="bold" officeooo:rsid="0054a2d0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fo:font-size="12pt" fo:font-weight="bold" officeooo:rsid="006a16ca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fo:font-size="12pt" fo:font-weight="bold" officeooo:rsid="00708551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fo:font-size="12pt" fo:font-weight="normal" officeooo:rsid="0037169c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fo:font-size="12pt" fo:font-weight="normal" officeooo:rsid="0038690a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fo:font-size="12pt" fo:font-weight="normal" officeooo:rsid="0041c6db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fo:font-size="12pt" fo:font-weight="normal" officeooo:rsid="004582dc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fo:font-size="12pt" fo:font-weight="normal" officeooo:rsid="00350284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fo:font-size="12pt" fo:font-weight="normal" officeooo:rsid="0054a2d0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fo:font-size="12pt" fo:font-weight="normal" officeooo:rsid="006a16ca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fo:font-size="12pt" fo:font-weight="normal" officeooo:rsid="0071be63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style:font-name="DejaVu Sans Condensed1" fo:font-size="12pt" fo:font-weight="normal" officeooo:rsid="006d24f0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style:font-name="DejaVu Sans Condensed1" fo:font-size="12pt" fo:font-weight="normal" officeooo:rsid="00423870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style:font-name="DejaVu Sans Condensed1" fo:font-size="12pt" fo:font-weight="normal" officeooo:rsid="006a1c9c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style:font-name="DejaVu Sans Condensed1" fo:font-size="12pt" fo:font-weight="bold" officeooo:rsid="001f4767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1" fo:font-size="12pt" fo:font-weight="bold" officeooo:rsid="00585969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1" fo:font-size="12pt" fo:font-weight="bold" officeooo:rsid="003055e7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1" fo:font-size="12pt" fo:font-weight="bold" officeooo:rsid="001e415e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1" fo:font-size="12pt" fo:font-weight="bold" officeooo:rsid="002d3ec7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1" fo:font-size="12pt" fo:font-weight="bold" officeooo:rsid="006215f5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1" fo:font-size="12pt" fo:font-weight="bold" officeooo:rsid="006b7f23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1" fo:font-size="12pt" fo:font-weight="bold" officeooo:rsid="00423870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1" fo:font-size="12pt" fo:font-weight="bold" officeooo:rsid="004c4451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1" fo:font-size="12pt" fo:font-weight="bold" officeooo:rsid="006d24f0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style:font-name="DejaVu Sans Condensed" fo:font-size="12pt" fo:font-weight="normal" style:font-name-asian="DejaVu Sans Condensed" style:font-size-asian="12pt" style:font-weight-asian="normal" style:font-name-complex="DejaVu Sans Condensed" style:font-size-complex="12pt" style:font-weight-complex="normal"/>
    </style:style>
    <style:style style:name="T41" style:family="text">
      <style:text-properties style:text-line-through-style="none" style:text-line-through-type="none" style:font-name="DejaVu Sans Condensed" fo:font-size="12pt" fo:font-weight="bold" style:font-name-asian="DejaVu Sans Condensed" style:font-size-asian="12pt" style:font-weight-asian="bold" style:font-name-complex="DejaVu Sans Condensed" style:font-size-complex="12pt" style:font-weight-complex="bold"/>
    </style:style>
    <style:style style:name="T42" style:family="text">
      <style:text-properties style:text-line-through-style="none" style:text-line-through-type="none" style:font-name="DejaVu Sans Condensed" fo:font-size="12pt" fo:font-weight="bold" officeooo:rsid="00708551" style:font-name-asian="DejaVu Sans Condensed" style:font-size-asian="12pt" style:font-weight-asian="bold" style:font-name-complex="DejaVu Sans Condensed" style:font-size-complex="12pt" style:font-weight-complex="bold"/>
    </style:style>
    <style:style style:name="T43" style:family="text">
      <style:text-properties officeooo:rsid="0040fe8e"/>
    </style:style>
    <style:style style:name="T44" style:family="text">
      <style:text-properties officeooo:rsid="004e2367"/>
    </style:style>
    <style:style style:name="T45" style:family="text">
      <style:text-properties style:font-name="DejaVu Sans Condensed1"/>
    </style:style>
    <style:style style:name="T46" style:family="text">
      <style:text-properties style:font-name="DejaVu Sans Condensed1" fo:font-weight="bold" style:font-weight-asian="bold" style:font-weight-complex="bold"/>
    </style:style>
    <style:style style:name="T47" style:family="text">
      <style:text-properties style:font-name="DejaVu Sans Condensed1" fo:font-weight="bold" officeooo:rsid="0054a2d0" style:font-weight-asian="bold" style:font-weight-complex="bold"/>
    </style:style>
    <style:style style:name="T48" style:family="text">
      <style:text-properties style:font-name="DejaVu Sans Condensed1" fo:font-weight="bold" officeooo:rsid="00566d49" style:font-weight-asian="bold" style:font-weight-complex="bold"/>
    </style:style>
    <style:style style:name="T49" style:family="text">
      <style:text-properties style:font-name="DejaVu Sans Condensed1" officeooo:rsid="0054a2d0"/>
    </style:style>
    <style:style style:name="T50" style:family="text">
      <style:text-properties style:font-name="DejaVu Sans Condensed1" fo:font-weight="normal" style:font-weight-asian="normal" style:font-weight-complex="normal"/>
    </style:style>
    <style:style style:name="T51" style:family="text">
      <style:text-properties style:font-name="DejaVu Sans Condensed1" fo:font-weight="normal" officeooo:rsid="0054a2d0" style:font-weight-asian="normal" style:font-weight-complex="normal"/>
    </style:style>
    <style:style style:name="T52" style:family="text">
      <style:text-properties style:font-name="DejaVu Sans Condensed1" fo:font-weight="normal" officeooo:rsid="00262c72" style:font-weight-asian="normal" style:font-weight-complex="normal"/>
    </style:style>
    <style:style style:name="T53" style:family="text">
      <style:text-properties officeooo:rsid="0054a2d0"/>
    </style:style>
    <style:style style:name="T54" style:family="text">
      <style:text-properties officeooo:rsid="00623ae9"/>
    </style:style>
    <style:style style:name="T55" style:family="text">
      <style:text-properties officeooo:rsid="006d24f0"/>
    </style:style>
    <style:style style:name="T56" style:family="text">
      <style:text-properties officeooo:rsid="006dc025"/>
    </style:style>
    <style:style style:name="T57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2">1<text:span text:style-name="T57">xx</text:span> - Controls</text:p>
          </table:table-cell>
          <table:table-cell table:style-name="Table1.B1" office:value-type="string">
            <text:p text:style-name="P23">2xx - Ground</text:p>
          </table:table-cell>
          <table:table-cell table:style-name="Table1.B1" office:value-type="string">
            <text:p text:style-name="P23">3xx - Flight</text:p>
          </table:table-cell>
          <table:table-cell table:style-name="Table1.D1" office:value-type="string">
            <text:p text:style-name="P23">4xx - A2A</text:p>
          </table:table-cell>
          <table:table-cell table:style-name="Table1.B1" office:value-type="string">
            <text:p text:style-name="P23">5xx - A2G</text:p>
          </table:table-cell>
          <table:table-cell table:style-name="Table1.F1" office:value-type="string">
            <text:p text:style-name="P23">6xx - Misc</text:p>
          </table:table-cell>
        </table:table-row>
      </table:table>
      <text:p text:style-name="P14"><text:span text:style-name="T30">4</text:span><text:span text:style-name="T35">0</text:span><text:span text:style-name="T31">1</text:span><text:span text:style-name="T29"> - </text:span><text:span text:style-name="T32">A/</text:span><text:span text:style-name="T33">A</text:span><text:span text:style-name="T32"> </text:span><text:span text:style-name="T34">- Radar </text:span><text:span text:style-name="T36">Info</text:span></text:p>
      <text:p text:style-name="P2"/>
      <text:p text:style-name="P1">Radar Modes <text:span text:style-name="T44">and general info:</text:span></text:p>
      <text:list text:style-name="L1">
        <text:list-item>
          <text:p text:style-name="P4"><text:span text:style-name="T22">Radar starts in </text:span><text:span text:style-name="T12">RWS</text:span><text:span text:style-name="T21">. <text:s/></text:span><text:span text:style-name="T19">When you lock a target you'll either go to </text:span><text:span text:style-name="T11">TWS</text:span><text:span text:style-name="T19"> or </text:span><text:span text:style-name="T11">STT</text:span><text:span text:style-name="T19">, depending on the radar mode</text:span><text:span text:style-name="T20">: </text:span><text:span text:style-name="T15">PSID or </text:span><text:span text:style-name="T11">PID = TWS</text:span><text:span text:style-name="T19">, </text:span><text:span text:style-name="T15">PSIC or </text:span><text:span text:style-name="T11">PIC = STT</text:span><text:span text:style-name="T19">, </text:span><text:span text:style-name="T22">toggle with </text:span><text:span text:style-name="T13">Pinky Switch press</text:span><text:span text:style-name="T22">.</text:span></text:p>
        </text:list-item>
        <text:list-item>
          <text:p text:style-name="P11"><text:span text:style-name="T45">Press </text:span><text:span text:style-name="T48">Dish</text:span><text:span text:style-name="T47"> Hat press</text:span><text:span text:style-name="T49"> </text:span><text:span text:style-name="T51">("</text:span><text:span text:style-name="T52">Weapons SystemCMD Depress</text:span><text:span text:style-name="T51">"</text:span><text:span text:style-name="T50">)</text:span><text:span text:style-name="T45"> to </text:span><text:span text:style-name="T46">unlock</text:span><text:span text:style-name="T45"> a radar target.</text:span></text:p>
        </text:list-item>
        <text:list-item>
          <text:p text:style-name="P15">Use <text:span text:style-name="T1">Mode dial</text:span> on throttle to set <text:span text:style-name="T1">radar power</text:span> mode: Off<text:span text:style-name="T54"> (not mapped)</text:span>, Warm-up <text:span text:style-name="T43">(3 mins)</text:span>, Stby, Emit.</text:p>
        </text:list-item>
        <text:list-item>
          <text:p text:style-name="P16"><text:span text:style-name="T54">Change </text:span><text:span text:style-name="T1">PRF modes</text:span><text:span text:style-name="T53"> with </text:span><text:span text:style-name="T4">Pinky Switch up/down</text:span><text:span text:style-name="T53">:</text:span></text:p>
          <text:list>
            <text:list-item>
              <text:p text:style-name="P16"><text:span text:style-name="T1">HFR</text:span> (High) -- max range ~65 nmi, good look-down, but strong notch and rejects slow targets</text:p>
            </text:list-item>
            <text:list-item>
              <text:p text:style-name="P16"><text:span text:style-name="T1">ENT</text:span> (Interleaved) -- max range ~45 nmi<text:span text:style-name="T55"> (will use HFR at ranges greater than 40 nmi)</text:span>, OK look-down, OK notch</text:p>
            </text:list-item>
            <text:list-item>
              <text:p text:style-name="P17"><text:span text:style-name="T1">BFR</text:span> (Low) -- max range ~?, poor look-down, but no notch and can detect slow targets.</text:p>
              <text:list>
                <text:list-item>
                  <text:p text:style-name="P17"><text:span text:style-name="T1">NOTE: CANNOT LOCK TARGETS IN THIS MODE </text:span><text:span text:style-name="T3">(</text:span><text:span text:style-name="T2">except when using BA2 horizontal ACM scan??</text:span><text:span text:style-name="T3">)</text:span></text:p>
                </text:list-item>
              </text:list>
            </text:list-item>
          </text:list>
        </text:list-item>
        <text:list-item>
          <text:p text:style-name="P5"><text:span text:style-name="T9">Middle Finger Hat</text:span><text:span text:style-name="T17"> controls </text:span><text:span text:style-name="T10">bars</text:span><text:span text:style-name="T18"> </text:span><text:span text:style-name="T17">(L/</text:span><text:span text:style-name="T19">P/</text:span><text:span text:style-name="T17">R </text:span><text:span text:style-name="T19">= 4/2/1</text:span><text:span text:style-name="T17">), </text:span><text:span text:style-name="T9">elevation</text:span><text:span text:style-name="T17"> (U/D), </text:span><text:span text:style-name="T10">scan azimuth</text:span><text:span text:style-name="T15">/width</text:span><text:span text:style-name="T18"> (S-L/S-R).</text:span></text:p>
        </text:list-item>
        <text:list-item>
          <text:p text:style-name="P6"><text:span text:style-name="T18">S</text:span><text:span text:style-name="T16">et </text:span><text:span text:style-name="T8">range</text:span><text:span text:style-name="T16"> by moving cursor to top or bottom (you can also set with dial on left console, not mapped)</text:span></text:p>
        </text:list-item>
        <text:list-item>
          <text:p text:style-name="P18">Radar <text:span text:style-name="T5">search </text:span><text:span text:style-name="T1">contacts</text:span>:</text:p>
          <text:list>
            <text:list-item>
              <text:p text:style-name="P7"><text:span text:style-name="T42">⋁</text:span><text:span text:style-name="T16"> if they are heading </text:span><text:span text:style-name="T8">toward</text:span><text:span text:style-name="T16"> you, </text:span><text:span text:style-name="T41">⋀</text:span><text:span text:style-name="T40"> if they are heading </text:span><text:span text:style-name="T41">away</text:span><text:span text:style-name="T40"> from you.</text:span></text:p>
            </text:list-item>
            <text:list-item>
              <text:p text:style-name="P18"><text:span text:style-name="T1">Closure rate</text:span> in Mach on the <text:span text:style-name="T1">right</text:span>.</text:p>
            </text:list-item>
            <text:list-item>
              <text:p text:style-name="P8"><text:span text:style-name="T16">Wings on the top of the </text:span><text:span text:style-name="T42">⋁</text:span><text:span text:style-name="T16"> or </text:span><text:span text:style-name="T41">⋀</text:span><text:span text:style-name="T16"> mean they were picked up on bar 4 (top of scan altitude), line under the V means they were picked up on bar 1 (bottom of scan altitude), no wings or underline means they were picked up on bar 2 or 3 (middle of scan altitude).</text:span></text:p>
            </text:list-item>
            <text:list-item>
              <text:p text:style-name="P18"><text:span text:style-name="T1">Contacts may be doubled</text:span> if they are detected on more than one bar sweep.</text:p>
            </text:list-item>
          </text:list>
        </text:list-item>
        <text:list-item>
          <text:p text:style-name="P19">Radar <text:span text:style-name="T1">locked contact</text:span><text:span text:style-name="T56">:</text:span></text:p>
          <text:list>
            <text:list-item>
              <text:p text:style-name="P12"><text:span text:style-name="T26">With locked contact, </text:span><text:span text:style-name="T39">t</text:span><text:span text:style-name="T37">op row</text:span><text:span text:style-name="T27"> of radar screen shows target info: </text:span><text:span text:style-name="T37">Mach, heading, closure (kts), altitude </text:span><text:span text:style-name="T38">(ft x100)</text:span><text:span text:style-name="T27">.</text:span></text:p>
            </text:list-item>
            <text:list-item>
              <text:p text:style-name="P13"><text:span text:style-name="T28">Locked target</text:span><text:span text:style-name="T27"> </text:span><text:span text:style-name="T26">itself </text:span><text:span text:style-name="T27">shows </text:span><text:span text:style-name="T37">target range</text:span><text:span text:style-name="T39"> nmi</text:span><text:span text:style-name="T37"> to left, closure (Mach) </text:span><text:span text:style-name="T39">to right, aspect to lower right, arrow shows target flight direction</text:span><text:span text:style-name="T27">.</text:span></text:p>
            </text:list-item>
            <text:list-item>
              <text:p text:style-name="P21"><text:span text:style-name="T27">I</text:span><text:span text:style-name="T25">n STT lock, target type </text:span><text:span text:style-name="T27">(NCTR)</text:span><text:span text:style-name="T25"> is shown on bottom right of radar screen.</text:span></text:p>
            </text:list-item>
          </text:list>
        </text:list-item>
        <text:list-item>
          <text:p text:style-name="P18">Radar <text:span text:style-name="T1">TDC cursor</text:span> shows <text:span text:style-name="T1">range</text:span> to left, <text:span text:style-name="T1">altitudes of scan</text:span><text:span text:style-name="T6"> </text:span><text:span text:style-name="T7">volume</text:span> to right.</text:p>
        </text:list-item>
        <text:list-item>
          <text:p text:style-name="P9"><text:span text:style-name="T16">Press and hold </text:span><text:span text:style-name="T8">Flip-down Trigger</text:span><text:span text:style-name="T16"> to </text:span><text:span text:style-name="T8">IFF</text:span><text:span text:style-name="T16"> all targets on the screen. <text:s/>Friendly contacts have a </text:span><text:span text:style-name="T8">solid diamond</text:span><text:span text:style-name="T16"> in the base of their </text:span><text:span text:style-name="T8">V</text:span><text:span text:style-name="T16">.</text:span><text:span text:style-name="T23"> <text:s/>Currently locked targets will show a </text:span><text:span text:style-name="T14">line under their designator box</text:span><text:span text:style-name="T23"> on the HUD when the IFF interrogation has been done, and will have an "</text:span><text:span text:style-name="T14">A</text:span><text:span text:style-name="T23">" in the box if they are friendly.</text:span></text:p>
        </text:list-item>
        <text:list-item>
          <text:p text:style-name="P10"><text:span text:style-name="T23">E</text:span><text:span text:style-name="T16">levation control type</text:span><text:span text:style-name="T24"> (switch on radar control panel)</text:span><text:span text:style-name="T16">:</text:span></text:p>
          <text:list>
            <text:list-item>
              <text:p text:style-name="P10"><text:span text:style-name="T16">S (SITE) -- HOTAS control directly moves the antenna elevation</text:span><text:span text:style-name="T24">. (Default)</text:span></text:p>
            </text:list-item>
            <text:list-item>
              <text:p text:style-name="P20">Z (ZBUT) -- HOTAS control sets the altitude of the center of the radar scan, and the antenna elevation is set to scan that altitude at the TDC position. <text:s/>Antenna elevation therefore changes as the TDC is moved.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4:44:32.264000000</dc:date>
    <meta:editing-duration>PT14H22M27S</meta:editing-duration>
    <meta:editing-cycles>83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32" meta:word-count="503" meta:character-count="2608" meta:non-whitespace-character-count="2157"/>
  </office:meta>
</office:document-meta>
</file>